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nsorflow 代码网站/API查找/中文入门文档</text:h>
      <text:p text:style-name="Standard"/>
      <text:p text:style-name="Standard">强烈推荐两个网站，第一个是GAN/image/semi-supervised learning等的代码和文章，超级棒！</text:p>
      <text:p text:style-name="Standard"/>
      <text:p text:style-name="Standard">https://github.com/zhangqianhui/AdversarialNetsPapers</text:p>
      <text:p text:style-name="Standard"/>
      <text:p text:style-name="Standard">第二个是tensorflow的API快速查找，很全。</text:p>
      <text:p text:style-name="Standard"/>
      <text:p text:style-name="Standard">http://docs.w3cub.com/tensorflow~python/</text:p>
      <text:p text:style-name="Standard"/>
      <text:p text:style-name="Standard">第三个是tensorflow的官方中文文档，入门级。</text:p>
      <text:p text:style-name="Standard"/>
      <text:p text:style-name="Standard">http://www.tensorfly.cn/tfdoc/get_started/introduction.html</text:p>
      <text:p text:style-name="Standard"/>
      <text:p text:style-name="Standard">python 基础学习网址，有简单的基础和动态图方便理解。</text:p>
      <text:p text:style-name="Standard"/>
      <text:p text:style-name="Standard">http://www.runoob.com/python/python-tutorial.html</text:p>
      <text:p text:style-name="Standard">--------------------- </text:p>
      <text:p text:style-name="Standard">作者：curious_girl </text:p>
      <text:p text:style-name="Standard">来源：CSDN </text:p>
      <text:p text:style-name="Standard">原文：https://blog.csdn.net/qq_23534759/article/details/80446938 </text:p>
      <text:p text:style-name="Standard">版权声明：本文为博主原创文章，转载请附上博文链接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20:15:44.905166575</meta:creation-date>
    <dc:date>2019-02-18T20:16:48.845714573</dc:date>
    <meta:editing-duration>PT1M4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139" meta:character-count="502" meta:non-whitespace-character-count="495"/>
  </office:meta>
</office:document-meta>
</file>